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D00000120DD4F072E6694BD2B.png" manifest:media-type="image/png"/>
  <manifest:file-entry manifest:full-path="Pictures/10000D0200001D7600001DCE1BC76E9ACFAAF865.svg" manifest:media-type="image/svg+xml"/>
  <manifest:file-entry manifest:full-path="Pictures/100020100000522400007421C1DCB351A9D0B2B3.svg" manifest:media-type="image/svg+xml"/>
  <manifest:file-entry manifest:full-path="Pictures/100002010000025300000349343EB363D3FF6FFA.png" manifest:media-type="image/png"/>
  <manifest:file-entry manifest:full-path="Pictures/100025FE00007100000054C7F986B28BBFC6A2E5.svg" manifest:media-type="image/svg+xml"/>
  <manifest:file-entry manifest:full-path="Pictures/1000020100000330000002640D0D8809E3751A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Noto Sans Cham" svg:font-family="'Noto Sans Cham'" style:font-adornments="Normal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draw:fill="none" draw:textarea-vertical-align="middle"/>
    </style:style>
    <style:style style:name="gr2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" svg:stroke-width="0.081cm" svg:stroke-color="#808080" draw:marker-start-width="0.421cm" draw:marker-end-width="0.421cm" svg:stroke-opacity="80%" draw:textarea-vertical-align="middle" fo:padding-top="0.165cm" fo:padding-bottom="0.165cm" fo:padding-left="0.29cm" fo:padding-right="0.29cm"/>
    </style:style>
    <style:style style:name="gr4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1.181cm, 3.529cm, 13.137cm, 16.98cm)" draw:image-opacity="100%" style:mirror="none"/>
    </style:style>
    <style:style style:name="gr5" style:family="graphic" style:parent-style-name="standard">
      <style:graphic-properties svg:stroke-width="0.081cm" svg:stroke-color="#000000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20741d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3333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8" style:family="graphic" style:parent-style-name="measure" style:list-style-name="L1">
      <style:graphic-properties draw:textarea-vertical-align="middle" draw:line-distance="0.346cm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34cm"/>
    </style:style>
    <style:style style:name="gr12" style:family="graphic" style:parent-style-name="measure" style:list-style-name="L1">
      <style:graphic-properties draw:textarea-vertical-align="middle" draw:line-distance="0.3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41cm"/>
    </style:style>
    <style:style style:name="gr14" style:family="graphic" style:parent-style-name="standard">
      <style:graphic-properties svg:stroke-color="#ffff99" draw:fill-color="#0000ff" draw:textarea-horizontal-align="justify" draw:textarea-vertical-align="middle" draw:auto-grow-height="false" fo:min-height="0.15cm" fo:min-width="2.476cm"/>
    </style:style>
    <style:style style:name="gr15" style:family="graphic" style:parent-style-name="measure" style:list-style-name="L1">
      <style:graphic-properties draw:textarea-vertical-align="middle" draw:line-distance="0.567cm" draw:placing="below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8cm" fo:min-width="0cm"/>
    </style:style>
    <style:style style:name="gr17" style:family="graphic" style:parent-style-name="standard">
      <style:graphic-properties draw:fill-color="#0000ff" draw:textarea-horizontal-align="justify" draw:textarea-vertical-align="middle" draw:auto-grow-height="false" fo:min-height="0.15cm" fo:min-width="2.476cm"/>
    </style:style>
    <style:style style:name="gr18" style:family="graphic" style:parent-style-name="standard">
      <style:graphic-properties draw:fill-color="#0000ff" draw:textarea-vertical-align="middle" draw:auto-grow-height="false" fo:min-height="6.198cm" fo:min-width="6.587cm"/>
    </style:style>
    <style:style style:name="gr19" style:family="graphic" style:parent-style-name="measure" style:list-style-name="L1">
      <style:graphic-properties draw:textarea-vertical-align="middle" draw:line-distance="0.288cm" draw:placing="below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fo:min-height="1.9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ff"/>
      <style:paragraph-properties fo:text-align="center"/>
    </style:style>
    <style:style style:name="P6" style:family="paragraph">
      <style:text-properties style:font-name="Noto Sans Cham" fo:font-size="28pt" style:font-size-asian="18pt" style:font-size-complex="18pt"/>
    </style:style>
    <style:style style:name="P7" style:family="paragraph">
      <loext:graphic-properties draw:fill="none" draw:fill-color="#ffffff"/>
      <style:text-properties style:font-name="Noto Sans Cham" fo:font-size="2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-1.001cm" svg:y1="16.199cm" svg:x2="32.699cm" svg:y2="16.199cm">
          <text:p/>
        </draw:line>
        <draw:line draw:style-name="gr1" draw:text-style-name="P1" draw:layer="layout" svg:x1="14.3cm" svg:y1="-0.3cm" svg:x2="13.999cm" svg:y2="30.999cm">
          <text:p/>
        </draw:line>
        <draw:frame draw:style-name="gr2" draw:text-style-name="P1" draw:layer="layout" svg:width="3.369cm" svg:height="4.763cm" svg:x="1.5cm" svg:y="1.437cm">
          <draw:image xlink:href="Pictures/100020100000522400007421C1DCB351A9D0B2B3.svg" xlink:type="simple" xlink:show="embed" xlink:actuate="onLoad">
            <text:p/>
          </draw:image>
          <draw:image xlink:href="Pictures/100002010000025300000349343EB363D3FF6FFA.png" xlink:type="simple" xlink:show="embed" xlink:actuate="onLoad"/>
        </draw:frame>
        <draw:g>
          <draw:g>
            <draw:line draw:style-name="gr3" draw:text-style-name="P2" draw:layer="layout" svg:x1="5.167cm" svg:y1="23.921cm" svg:x2="13.013cm" svg:y2="9.121cm">
              <text:p/>
            </draw:line>
            <draw:frame draw:style-name="gr4" draw:text-style-name="P1" draw:layer="layout" svg:width="5.261cm" svg:height="4.614cm" draw:transform="skewX (7.67021568913919E-017) rotate (-0.487470460082016) translate (5.561cm 17.659cm)">
              <draw:image xlink:href="Pictures/100025FE00007100000054C7F986B28BBFC6A2E5.svg" xlink:type="simple" xlink:show="embed" xlink:actuate="onLoad">
                <text:p/>
              </draw:image>
              <draw:image xlink:href="Pictures/1000020100000330000002640D0D8809E3751AD1.png" xlink:type="simple" xlink:show="embed" xlink:actuate="onLoad"/>
            </draw:frame>
            <draw:line draw:style-name="gr5" draw:text-style-name="P2" draw:layer="layout" svg:x1="6.721cm" svg:y1="20.99cm" svg:x2="12.417cm" svg:y2="10.246cm">
              <text:p/>
            </draw:line>
          </draw:g>
          <draw:g>
            <draw:frame draw:style-name="gr2" draw:text-style-name="P1" draw:layer="layout" svg:width="3.1cm" svg:height="3.136cm" draw:transform="rotate (-0.481885406475635) translate (8.971cm 12.73cm)">
              <draw:image xlink:href="Pictures/10000D0200001D7600001DCE1BC76E9ACFAAF865.svg" xlink:type="simple" xlink:show="embed" xlink:actuate="onLoad">
                <text:p/>
              </draw:image>
              <draw:image xlink:href="Pictures/100002010000011D00000120DD4F072E6694BD2B.png" xlink:type="simple" xlink:show="embed" xlink:actuate="onLoad"/>
            </draw:frame>
            <draw:line draw:style-name="gr6" draw:text-style-name="P2" draw:layer="layout" svg:x1="9.3cm" svg:y1="16.077cm" svg:x2="11.548cm" svg:y2="11.946cm">
              <text:p/>
            </draw:line>
          </draw:g>
          <draw:line draw:style-name="gr7" draw:text-style-name="P2" draw:layer="layout" svg:x1="6.922cm" svg:y1="21.024cm" svg:x2="6.922cm" svg:y2="16.924cm">
            <text:p/>
          </draw:line>
          <draw:line draw:style-name="gr7" draw:text-style-name="P2" draw:layer="layout" svg:x1="9.403cm" svg:y1="16.106cm" svg:x2="9.403cm" svg:y2="12.006cm">
            <text:p/>
          </draw:line>
          <draw:measure draw:style-name="gr8" draw:text-style-name="P3" draw:layer="layout" svg:x1="10cm" svg:y1="22.246cm" svg:x2="12.3cm" svg:y2="18.246cm">
            <text:p text:style-name="P3"><text:span text:style-name="T1"><text:s/></text:span><text:span text:style-name="T1">d = <text:s/>300 </text:span><text:span text:style-name="T1"><text:measure text:kind="unit">cm</text:measure></text:span><text:span text:style-name="T1"><text:measure text:kind="gap"/></text:span></text:p>
          </draw:measure>
          <draw:ellipse draw:style-name="gr9" draw:text-style-name="P2" draw:layer="layout" svg:width="1.51cm" svg:height="1.22cm" svg:x="6.236cm" svg:y="18.846cm" draw:kind="arc" draw:start-angle="20.1" draw:end-angle="98.39">
            <text:p/>
          </draw:ellipse>
          <draw:ellipse draw:style-name="gr9" draw:text-style-name="P2" draw:layer="layout" svg:width="2.248cm" svg:height="1.22cm" svg:x="8.421cm" svg:y="13.146cm" draw:kind="arc" draw:start-angle="20.1" draw:end-angle="98.39">
            <text:p/>
          </draw:ellipse>
          <draw:frame draw:style-name="gr10" draw:text-style-name="P4" draw:layer="layout" svg:width="1.1cm" svg:height="0.962cm" svg:x="6.9cm" svg:y="17.884cm">
            <draw:text-box>
              <text:p><text:span text:style-name="T2">α</text:span></text:p>
            </draw:text-box>
          </draw:frame>
          <draw:frame draw:style-name="gr10" draw:text-style-name="P4" draw:layer="layout" svg:width="1.1cm" svg:height="0.962cm" svg:x="9.7cm" svg:y="12.284cm">
            <draw:text-box>
              <text:p><text:span text:style-name="T2">β</text:span></text:p>
            </draw:text-box>
          </draw:frame>
          <draw:frame draw:style-name="gr11" draw:text-style-name="P4" draw:layer="layout" svg:width="2.141cm" svg:height="0.962cm" svg:x="7.859cm" svg:y="9.846cm">
            <draw:text-box>
              <text:p><text:span text:style-name="T2">α = β </text:span></text:p>
            </draw:text-box>
          </draw:frame>
        </draw:g>
        <draw:g>
          <draw:g>
            <draw:line draw:style-name="gr3" draw:text-style-name="P2" draw:layer="layout" svg:x1="14.576cm" svg:y1="26.291cm" svg:x2="22.895cm" svg:y2="10.6cm">
              <text:p/>
            </draw:line>
            <draw:frame draw:style-name="gr4" draw:text-style-name="P1" draw:layer="layout" svg:width="5.261cm" svg:height="4.614cm" draw:transform="skewX (7.67021568913919E-017) rotate (-0.487470460082016) translate (15.502cm 19.025cm)">
              <draw:image xlink:href="Pictures/100025FE00007100000054C7F986B28BBFC6A2E5.svg" xlink:type="simple" xlink:show="embed" xlink:actuate="onLoad">
                <text:p/>
              </draw:image>
              <draw:image xlink:href="Pictures/1000020100000330000002640D0D8809E3751AD1.png" xlink:type="simple" xlink:show="embed" xlink:actuate="onLoad"/>
            </draw:frame>
            <draw:line draw:style-name="gr5" draw:text-style-name="P2" draw:layer="layout" svg:x1="16.662cm" svg:y1="22.356cm" svg:x2="22.358cm" svg:y2="11.612cm">
              <text:p/>
            </draw:line>
          </draw:g>
          <draw:g>
            <draw:frame draw:style-name="gr2" draw:text-style-name="P1" draw:layer="layout" svg:width="3.1cm" svg:height="3.136cm" draw:transform="rotate (-1.30899693899575) translate (21.539cm 14.808cm)">
              <draw:image xlink:href="Pictures/10000D0200001D7600001DCE1BC76E9ACFAAF865.svg" xlink:type="simple" xlink:show="embed" xlink:actuate="onLoad">
                <text:p/>
              </draw:image>
              <draw:image xlink:href="Pictures/100002010000011D00000120DD4F072E6694BD2B.png" xlink:type="simple" xlink:show="embed" xlink:actuate="onLoad"/>
            </draw:frame>
            <draw:line draw:style-name="gr6" draw:text-style-name="P2" draw:layer="layout" svg:x1="19.134cm" svg:y1="17.351cm" svg:x2="23.641cm" svg:y2="16.008cm">
              <text:p/>
            </draw:line>
          </draw:g>
          <draw:line draw:style-name="gr7" draw:text-style-name="P2" draw:layer="layout" svg:x1="16.863cm" svg:y1="22.39cm" svg:x2="16.863cm" svg:y2="18.29cm">
            <text:p/>
          </draw:line>
          <draw:line draw:style-name="gr7" draw:text-style-name="P2" draw:layer="layout" svg:x1="19.344cm" svg:y1="17.472cm" svg:x2="19.344cm" svg:y2="13.372cm">
            <text:p/>
          </draw:line>
          <draw:measure draw:style-name="gr12" draw:text-style-name="P3" draw:layer="layout" svg:x1="19.941cm" svg:y1="23.612cm" svg:x2="22.241cm" svg:y2="19.612cm">
            <text:p text:style-name="P3"><text:span text:style-name="T1"><text:s/></text:span><text:span text:style-name="T1">d = <text:s/>300 </text:span><text:span text:style-name="T1"><text:measure text:kind="unit">cm</text:measure></text:span><text:span text:style-name="T1"><text:measure text:kind="gap"/></text:span></text:p>
          </draw:measure>
          <draw:ellipse draw:style-name="gr9" draw:text-style-name="P2" draw:layer="layout" svg:width="1.51cm" svg:height="1.22cm" svg:x="16.177cm" svg:y="20.212cm" draw:kind="arc" draw:start-angle="20.1" draw:end-angle="98.39">
            <text:p/>
          </draw:ellipse>
          <draw:ellipse draw:style-name="gr9" draw:text-style-name="P2" draw:layer="layout" svg:width="5.397cm" svg:height="5.713cm" svg:x="17.017cm" svg:y="14.512cm" draw:kind="arc" draw:start-angle="20.1" draw:end-angle="98.39">
            <text:p/>
          </draw:ellipse>
          <draw:frame draw:style-name="gr10" draw:text-style-name="P4" draw:layer="layout" svg:width="1.1cm" svg:height="0.962cm" svg:x="16.841cm" svg:y="19.25cm">
            <draw:text-box>
              <text:p><text:span text:style-name="T2">α</text:span></text:p>
            </draw:text-box>
          </draw:frame>
          <draw:frame draw:style-name="gr10" draw:text-style-name="P4" draw:layer="layout" svg:width="1.1cm" svg:height="0.962cm" svg:x="21.841cm" svg:y="13.808cm">
            <draw:text-box>
              <text:p><text:span text:style-name="T2">β</text:span></text:p>
            </draw:text-box>
          </draw:frame>
          <draw:frame draw:style-name="gr13" draw:text-style-name="P4" draw:layer="layout" svg:width="2.141cm" svg:height="0.962cm" svg:x="14.595cm" svg:y="14.429cm">
            <draw:text-box>
              <text:p><text:span text:style-name="T2">α &lt; β </text:span></text:p>
            </draw:text-box>
          </draw:frame>
          <draw:custom-shape draw:style-name="gr14" draw:text-style-name="P5" draw:layer="layout" svg:width="3.4cm" svg:height="0.8cm" draw:transform="rotate (-0.489564855184409) translate (13.576cm 20.081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line draw:style-name="gr3" draw:text-style-name="P2" draw:layer="layout" svg:x1="35.837cm" svg:y1="28.042cm" svg:x2="48.276cm" svg:y2="14.179cm">
              <text:p/>
            </draw:line>
            <draw:frame draw:style-name="gr4" draw:text-style-name="P1" draw:layer="layout" svg:width="5.261cm" svg:height="4.614cm" draw:transform="skewX (7.67021568913919E-017) rotate (-0.487470460082016) translate (38.327cm 20.449cm)">
              <draw:image xlink:href="Pictures/100025FE00007100000054C7F986B28BBFC6A2E5.svg" xlink:type="simple" xlink:show="embed" xlink:actuate="onLoad">
                <text:p/>
              </draw:image>
              <draw:image xlink:href="Pictures/1000020100000330000002640D0D8809E3751AD1.png" xlink:type="simple" xlink:show="embed" xlink:actuate="onLoad"/>
            </draw:frame>
            <draw:line draw:style-name="gr5" draw:text-style-name="P2" draw:layer="layout" svg:x1="39.387cm" svg:y1="23.78cm" svg:x2="44.476cm" svg:y2="14.182cm">
              <text:p/>
            </draw:line>
          </draw:g>
          <draw:g>
            <draw:frame draw:style-name="gr2" draw:text-style-name="P1" draw:layer="layout" svg:width="3.1cm" svg:height="3.136cm" draw:transform="rotate (-1.30899693899575) translate (45.664cm 17.232cm)">
              <draw:image xlink:href="Pictures/10000D0200001D7600001DCE1BC76E9ACFAAF865.svg" xlink:type="simple" xlink:show="embed" xlink:actuate="onLoad">
                <text:p/>
              </draw:image>
              <draw:image xlink:href="Pictures/100002010000011D00000120DD4F072E6694BD2B.png" xlink:type="simple" xlink:show="embed" xlink:actuate="onLoad"/>
            </draw:frame>
            <draw:line draw:style-name="gr6" draw:text-style-name="P2" draw:layer="layout" svg:x1="43.259cm" svg:y1="19.775cm" svg:x2="47.766cm" svg:y2="18.432cm">
              <text:p/>
            </draw:line>
          </draw:g>
          <draw:line draw:style-name="gr7" draw:text-style-name="P2" draw:layer="layout" svg:x1="39.588cm" svg:y1="23.814cm" svg:x2="39.588cm" svg:y2="19.714cm">
            <text:p/>
          </draw:line>
          <draw:line draw:style-name="gr7" draw:text-style-name="P2" draw:layer="layout" svg:x1="43.469cm" svg:y1="19.896cm" svg:x2="43.469cm" svg:y2="15.796cm">
            <text:p/>
          </draw:line>
          <draw:measure draw:style-name="gr15" draw:text-style-name="P3" draw:layer="layout" svg:x1="42.966cm" svg:y1="25.432cm" svg:x2="45.866cm" svg:y2="22.032cm">
            <text:p text:style-name="P3"><text:span text:style-name="T1"><text:s/></text:span><text:span text:style-name="T1">d = <text:s/>300 </text:span><text:span text:style-name="T1"><text:measure text:kind="unit">cm</text:measure></text:span><text:span text:style-name="T1"><text:measure text:kind="gap"/></text:span></text:p>
          </draw:measure>
          <draw:ellipse draw:style-name="gr9" draw:text-style-name="P2" draw:layer="layout" svg:width="1.51cm" svg:height="1.22cm" svg:x="38.902cm" svg:y="21.536cm" draw:kind="arc" draw:start-angle="20.1" draw:end-angle="98.39">
            <text:p/>
          </draw:ellipse>
          <draw:ellipse draw:style-name="gr9" draw:text-style-name="P2" draw:layer="layout" svg:width="5.397cm" svg:height="5.713cm" svg:x="41.142cm" svg:y="16.936cm" draw:kind="arc" draw:start-angle="20.1" draw:end-angle="98.39">
            <text:p/>
          </draw:ellipse>
          <draw:frame draw:style-name="gr10" draw:text-style-name="P4" draw:layer="layout" svg:width="1.1cm" svg:height="0.962cm" svg:x="39.566cm" svg:y="20.574cm">
            <draw:text-box>
              <text:p><text:span text:style-name="T2">α</text:span></text:p>
            </draw:text-box>
          </draw:frame>
          <draw:frame draw:style-name="gr10" draw:text-style-name="P4" draw:layer="layout" svg:width="1.1cm" svg:height="0.962cm" svg:x="45.966cm" svg:y="16.232cm">
            <draw:text-box>
              <text:p><text:span text:style-name="T2">β</text:span></text:p>
            </draw:text-box>
          </draw:frame>
          <draw:frame draw:style-name="gr16" draw:text-style-name="P4" draw:layer="layout" svg:width="2.14cm" svg:height="2.288cm" svg:x="38.866cm" svg:y="17.544cm">
            <draw:text-box>
              <text:p><text:span text:style-name="T2">α &lt; β </text:span></text:p>
              <text:p><text:span text:style-name="T2">θ &gt; 0</text:span></text:p>
            </draw:text-box>
          </draw:frame>
          <draw:ellipse draw:style-name="gr9" draw:text-style-name="P2" draw:layer="layout" svg:width="1.51cm" svg:height="1.22cm" draw:transform="rotate (-0.32009338481576) translate (40.219cm 20.915cm)" draw:kind="arc" draw:start-angle="20.1" draw:end-angle="98.39">
            <text:p/>
          </draw:ellipse>
          <draw:frame draw:style-name="gr10" draw:text-style-name="P4" draw:layer="layout" svg:width="1.1cm" svg:height="0.962cm" svg:x="41.066cm" svg:y="20.474cm">
            <draw:text-box>
              <text:p><text:span text:style-name="T2">θ</text:span></text:p>
            </draw:text-box>
          </draw:frame>
          <draw:frame draw:style-name="gr10" draw:text-style-name="P4" draw:layer="layout" svg:width="1.1cm" svg:height="0.962cm" svg:x="39.566cm" svg:y="20.574cm">
            <draw:text-box>
              <text:p><text:span text:style-name="T2">α</text:span></text:p>
            </draw:text-box>
          </draw:frame>
          <draw:custom-shape draw:style-name="gr17" draw:text-style-name="P5" draw:layer="layout" svg:width="3.4cm" svg:height="0.8cm" draw:transform="rotate (-0.489564855184409) translate (36.342cm 21.432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5" draw:layer="layout" svg:width="7.086cm" svg:height="6.447cm" draw:transform="rotate (3.05153366418689) translate (42.257cm 28.2cm)">
            <text:p/>
            <draw:enhanced-geometry svg:viewBox="0 0 21600 21600" draw:text-areas="0 0 21600 21600" draw:type="circular-arrow" draw:modifiers="-146.551086780774 -21.537613362251 9225.3183469036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g>
            <draw:frame draw:style-name="gr2" draw:text-style-name="P1" draw:layer="layout" svg:width="3.1cm" svg:height="3.136cm" draw:transform="rotate (-1.30899693899575) translate (42.588cm 7.036cm)">
              <draw:image xlink:href="Pictures/10000D0200001D7600001DCE1BC76E9ACFAAF865.svg" xlink:type="simple" xlink:show="embed" xlink:actuate="onLoad">
                <text:p/>
              </draw:image>
              <draw:image xlink:href="Pictures/100002010000011D00000120DD4F072E6694BD2B.png" xlink:type="simple" xlink:show="embed" xlink:actuate="onLoad"/>
            </draw:frame>
            <draw:line draw:style-name="gr6" draw:text-style-name="P2" draw:layer="layout" svg:x1="40.183cm" svg:y1="9.579cm" svg:x2="44.7cm" svg:y2="7.946cm">
              <text:p/>
            </draw:line>
          </draw:g>
          <draw:line draw:style-name="gr7" draw:text-style-name="P2" draw:layer="layout" svg:x1="33.5cm" svg:y1="12.046cm" svg:x2="33.5cm" svg:y2="7.946cm">
            <text:p/>
          </draw:line>
          <draw:measure draw:style-name="gr19" draw:text-style-name="P3" draw:layer="layout" svg:x1="35.1cm" svg:y1="14.846cm" svg:x2="41cm" svg:y2="12.746cm">
            <text:p text:style-name="P3"><text:span text:style-name="T1"><text:s/></text:span><text:span text:style-name="T1">d = <text:s/>300 </text:span><text:span text:style-name="T1"><text:measure text:kind="unit">cm</text:measure></text:span><text:span text:style-name="T1"><text:measure text:kind="gap"/></text:span></text:p>
          </draw:measure>
          <draw:ellipse draw:style-name="gr9" draw:text-style-name="P2" draw:layer="layout" svg:width="5.567cm" svg:height="5.185cm" svg:x="31.084cm" svg:y="9.208cm" draw:kind="arc" draw:start-angle="20.1" draw:end-angle="98.39">
            <text:p/>
          </draw:ellipse>
          <draw:g>
            <draw:line draw:style-name="gr7" draw:text-style-name="P2" draw:layer="layout" svg:x1="40.428cm" svg:y1="9.7cm" svg:x2="40.428cm" svg:y2="5.6cm">
              <text:p/>
            </draw:line>
            <draw:frame draw:style-name="gr10" draw:text-style-name="P4" draw:layer="layout" svg:width="1.1cm" svg:height="0.962cm" svg:x="42.925cm" svg:y="6.036cm">
              <draw:text-box>
                <text:p><text:span text:style-name="T2">β</text:span></text:p>
              </draw:text-box>
            </draw:frame>
            <draw:g>
              <draw:line draw:style-name="gr3" draw:text-style-name="P2" draw:layer="layout" svg:x1="31.183cm" svg:y1="12.856cm" svg:x2="49cm" svg:y2="6.328cm">
                <text:p/>
              </draw:line>
              <draw:frame draw:style-name="gr4" draw:text-style-name="P1" draw:layer="layout" svg:width="5.261cm" svg:height="4.614cm" draw:transform="rotate (-1.23324964945919) translate (36.158cm 8.208cm)">
                <draw:image xlink:href="Pictures/100025FE00007100000054C7F986B28BBFC6A2E5.svg" xlink:type="simple" xlink:show="embed" xlink:actuate="onLoad">
                  <text:p/>
                </draw:image>
                <draw:image xlink:href="Pictures/1000020100000330000002640D0D8809E3751AD1.png" xlink:type="simple" xlink:show="embed" xlink:actuate="onLoad"/>
              </draw:frame>
              <draw:line draw:style-name="gr5" draw:text-style-name="P2" draw:layer="layout" svg:x1="33.335cm" svg:y1="11.99cm" svg:x2="47.535cm" svg:y2="6.946cm">
                <text:p/>
              </draw:line>
              <draw:path draw:style-name="gr20" draw:text-style-name="P1" draw:layer="layout" svg:width="6.46cm" svg:height="2.181cm" draw:transform="skewX (0.191637151868977) rotate (2.57593144301843) translate (37.5638863771412cm 16.8786905247081cm)" svg:viewBox="0 0 6461 2182" svg:d="M0 1052c4013-2906 6461 1130 6461 1130l-66-80">
                <text:p/>
              </draw:path>
            </draw:g>
            <draw:ellipse draw:style-name="gr9" draw:text-style-name="P2" draw:layer="layout" svg:width="5.214cm" svg:height="5.503cm" svg:x="38.179cm" svg:y="6.74cm" draw:kind="arc" draw:start-angle="20.1" draw:end-angle="98.39">
              <text:p/>
            </draw:ellipse>
          </draw:g>
          <draw:frame draw:style-name="gr16" draw:text-style-name="P4" draw:layer="layout" svg:width="2.14cm" svg:height="2.288cm" svg:x="42.09cm" svg:y="11.348cm">
            <draw:text-box>
              <text:p><text:span text:style-name="T2">α = β </text:span></text:p>
              <text:p><text:span text:style-name="T2">θ = 0</text:span></text:p>
            </draw:text-box>
          </draw:frame>
          <draw:frame draw:style-name="gr10" draw:text-style-name="P4" draw:layer="layout" svg:width="1.1cm" svg:height="0.962cm" svg:x="35.2cm" svg:y="8.584cm">
            <draw:text-box>
              <text:p><text:span text:style-name="T2">α</text:span></text:p>
            </draw:text-box>
          </draw:frame>
        </draw:g>
        <draw:frame draw:style-name="gr21" draw:text-style-name="P7" draw:layer="layout" svg:width="14.267cm" svg:height="2.2cm" svg:x="13.033cm" svg:y="2cm">
          <draw:text-box>
            <text:p text:style-name="P6">Quadcopter Movem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Noto Sans Cham" svg:font-family="'Noto Sans Cham'" style:font-adornments="Normal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1:15:41.647859390</meta:creation-date>
    <dc:date>2016-05-08T18:20:53.057585733</dc:date>
    <meta:editing-duration>PT34M16S</meta:editing-duration>
    <meta:editing-cycles>3</meta:editing-cycles>
    <meta:generator>LibreOffice/5.0.5.2$Linux_X86_64 LibreOffice_project/00m0$Build-2</meta:generator>
    <meta:document-statistic meta:object-count="76"/>
  </office:meta>
</office:document-meta>
</file>